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start-center="false" draw:marker-end-width="0.076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1.047cm" svg:height="1.041cm" svg:x="10.418cm" svg:y="14.816cm" draw:kind="arc" draw:start-angle="36.78" draw:end-angle="143.4">
              <text:p/>
            </draw:ellipse>
            <draw:ellipse draw:style-name="gr1" draw:text-style-name="P1" draw:layer="layout" svg:width="1.047cm" svg:height="1.045cm" draw:transform="rotate (-3.14159265358979) translate (11.459cm 15.254cm)" draw:kind="arc" draw:start-angle="36.78" draw:end-angle="143.4">
              <text:p/>
            </draw:ellipse>
          </draw:g>
          <draw:line draw:style-name="gr1" draw:text-style-name="P1" draw:layer="layout" svg:x1="10.775cm" svg:y1="15.204cm" svg:x2="10.775cm" svg:y2="15.451cm">
            <text:p/>
          </draw:line>
          <draw:line draw:style-name="gr1" draw:text-style-name="P1" draw:layer="layout" svg:x1="11.106cm" svg:y1="15.211cm" svg:x2="11.106cm" svg:y2="15.4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3:10.755392599</meta:creation-date>
    <dc:date>2018-05-12T14:34:34.217316898</dc:date>
    <meta:editing-duration>PT1M24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